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language="fr" fo:country="FR" officeooo:rsid="001f15c1" officeooo:paragraph-rsid="001f15c1"/>
    </style:style>
    <style:style style:name="P2" style:family="paragraph" style:parent-style-name="Text_20_body">
      <style:text-properties fo:language="fr" fo:country="FR" officeooo:rsid="001f15c1" officeooo:paragraph-rsid="001f15c1"/>
    </style:style>
    <style:style style:name="P3" style:family="paragraph" style:parent-style-name="Title">
      <style:text-properties fo:language="fr" fo:country="FR"/>
    </style:style>
    <style:style style:name="P4" style:family="paragraph" style:parent-style-name="Subtitle">
      <style:text-properties officeooo:rsid="00261d61" officeooo:paragraph-rsid="00261d61"/>
    </style:style>
    <style:style style:name="P5" style:family="paragraph" style:parent-style-name="Text_20_body">
      <style:text-properties officeooo:rsid="00261d61" officeooo:paragraph-rsid="00261d61"/>
    </style:style>
    <style:style style:name="P6" style:family="paragraph" style:parent-style-name="Subtitle">
      <style:text-properties fo:font-size="22pt" fo:language="fr" fo:country="FR" officeooo:rsid="001f15c1" officeooo:paragraph-rsid="001f15c1" style:font-size-asian="22pt" style:font-size-complex="22pt"/>
    </style:style>
    <style:style style:name="P7" style:family="paragraph" style:parent-style-name="Text_20_body">
      <style:text-properties officeooo:rsid="0020d5a8" officeooo:paragraph-rsid="0020d5a8"/>
    </style:style>
    <style:style style:name="P8" style:family="paragraph" style:parent-style-name="Text_20_body">
      <style:text-properties officeooo:rsid="00224ba5" officeooo:paragraph-rsid="00224ba5"/>
    </style:style>
    <style:style style:name="P9" style:family="paragraph" style:parent-style-name="Text_20_body">
      <style:text-properties fo:font-weight="bold" officeooo:rsid="00224ba5" officeooo:paragraph-rsid="00224ba5" style:font-weight-asian="bold" style:font-weight-complex="bold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Text_20_body">
      <style:text-properties fo:font-weight="bold" officeooo:rsid="00273c47" officeooo:paragraph-rsid="00273c47" style:font-weight-asian="bold" style:font-weight-complex="bold"/>
    </style:style>
    <style:style style:name="P12" style:family="paragraph" style:parent-style-name="Text_20_body">
      <style:text-properties officeooo:rsid="00273c47" officeooo:paragraph-rsid="00273c47"/>
    </style:style>
    <style:style style:name="P13" style:family="paragraph" style:parent-style-name="Text_20_body">
      <style:text-properties officeooo:rsid="002a8cf2" officeooo:paragraph-rsid="002a8cf2"/>
    </style:style>
    <style:style style:name="P14" style:family="paragraph" style:parent-style-name="Text_20_body">
      <style:text-properties officeooo:rsid="002bbe90" officeooo:paragraph-rsid="002bbe90"/>
    </style:style>
    <style:style style:name="P1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Heading_20_1">
      <style:paragraph-properties fo:break-before="page"/>
      <style:text-properties fo:language="fr" fo:country="FR" officeooo:rsid="002a8cf2" officeooo:paragraph-rsid="002a8cf2"/>
    </style:style>
    <style:style style:name="P18" style:family="paragraph" style:parent-style-name="Heading_20_1" style:list-style-name="">
      <style:text-properties fo:language="fr" fo:country="FR"/>
    </style:style>
    <style:style style:name="P19" style:family="paragraph" style:parent-style-name="Heading_20_1">
      <style:paragraph-properties fo:break-before="page"/>
      <style:text-properties fo:language="fr" fo:country="FR"/>
    </style:style>
    <style:style style:name="P20" style:family="paragraph" style:parent-style-name="Heading_20_1">
      <style:text-properties officeooo:rsid="002507c6" officeooo:paragraph-rsid="002507c6"/>
    </style:style>
    <style:style style:name="P21" style:family="paragraph" style:parent-style-name="Heading_20_1">
      <style:paragraph-properties fo:break-before="page"/>
      <style:text-properties officeooo:rsid="002cd6b0" officeooo:paragraph-rsid="002cd6b0"/>
    </style:style>
    <style:style style:name="P22" style:family="paragraph" style:parent-style-name="Heading_20_1" style:list-style-name="">
      <style:text-properties officeooo:rsid="00307d5c" officeooo:paragraph-rsid="00307d5c"/>
    </style:style>
    <style:style style:name="P23" style:family="paragraph" style:parent-style-name="Text_20_body">
      <style:text-properties fo:language="fr" fo:country="FR" officeooo:rsid="002a8cf2" officeooo:paragraph-rsid="002a8cf2"/>
    </style:style>
    <style:style style:name="P24" style:family="paragraph" style:parent-style-name="Text_20_body" style:list-style-name="L1">
      <style:text-properties officeooo:rsid="002cd6b0" officeooo:paragraph-rsid="002cd6b0"/>
    </style:style>
    <style:style style:name="P25" style:family="paragraph" style:parent-style-name="Text_20_body">
      <style:text-properties officeooo:rsid="00273c47" officeooo:paragraph-rsid="00273c47"/>
    </style:style>
    <style:style style:name="P26" style:family="paragraph" style:parent-style-name="Text_20_body">
      <style:text-properties officeooo:rsid="00224ba5" officeooo:paragraph-rsid="00287327"/>
    </style:style>
    <style:style style:name="P27" style:family="paragraph" style:parent-style-name="Text_20_body" style:list-style-name="L1">
      <style:text-properties officeooo:rsid="0030dbba" officeooo:paragraph-rsid="0030dbba"/>
    </style:style>
    <style:style style:name="P28" style:family="paragraph" style:parent-style-name="Text_20_body" style:list-style-name="L1">
      <style:text-properties officeooo:rsid="00319e10" officeooo:paragraph-rsid="00319e10"/>
    </style:style>
    <style:style style:name="P29" style:family="paragraph" style:parent-style-name="Text_20_body" style:list-style-name="L1">
      <style:text-properties officeooo:rsid="00332d4d" officeooo:paragraph-rsid="00332d4d"/>
    </style:style>
    <style:style style:name="P30" style:family="paragraph" style:parent-style-name="Text_20_body" style:list-style-name="L1">
      <style:text-properties fo:font-style="normal" officeooo:rsid="00351bbb" officeooo:paragraph-rsid="00351bbb" style:font-style-asian="normal" style:font-style-complex="normal"/>
    </style:style>
    <style:style style:name="T1" style:family="text">
      <style:text-properties officeooo:rsid="0020d5a8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224ba5"/>
    </style:style>
    <style:style style:name="T4" style:family="text">
      <style:text-properties officeooo:rsid="0022fe96"/>
    </style:style>
    <style:style style:name="T5" style:family="text">
      <style:text-properties officeooo:rsid="00287327"/>
    </style:style>
    <style:style style:name="T6" style:family="text">
      <style:text-properties officeooo:rsid="002cd6b0"/>
    </style:style>
    <style:style style:name="T7" style:family="text">
      <style:text-properties officeooo:rsid="002df409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fb6c7" style:font-style-asian="italic" style:font-style-complex="italic"/>
    </style:style>
    <style:style style:name="T10" style:family="text">
      <style:text-properties fo:font-style="italic" officeooo:rsid="0032a2d9" style:font-style-asian="italic" style:font-style-complex="italic"/>
    </style:style>
    <style:style style:name="T11" style:family="text">
      <style:text-properties fo:font-style="italic" officeooo:rsid="00351bbb" style:font-style-asian="italic" style:font-style-complex="italic"/>
    </style:style>
    <style:style style:name="T12" style:family="text">
      <style:text-properties fo:font-style="italic" officeooo:rsid="0035bcb2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istoire des technologies de l’information</text:p>
      <text:p text:style-name="P6">Notes de cours</text:p>
      <text:p text:style-name="P2"/>
      <text:p text:style-name="P4">Arian Dervishaj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6">Table des matières</text:p>
          </text:index-title>
          <text:p text:style-name="P15"><text:a xlink:type="simple" xlink:href="#__RefHeading___Toc119_3742632556" text:style-name="Index_20_Link" text:visited-style-name="Index_20_Link">0. Programme de l’année :<text:tab/>3</text:a></text:p>
          <text:p text:style-name="P15"><text:a xlink:type="simple" xlink:href="#__RefHeading___Toc497_1945161844" text:style-name="Index_20_Link" text:visited-style-name="Index_20_Link">1. Culture numérique<text:tab/>4</text:a></text:p>
          <text:p text:style-name="P15"><text:a xlink:type="simple" xlink:href="#__RefHeading___Toc499_1945161844" text:style-name="Index_20_Link" text:visited-style-name="Index_20_Link">2. Atelier méthodologique<text:tab/>4</text:a></text:p>
          <text:p text:style-name="P15"><text:a xlink:type="simple" xlink:href="#__RefHeading___Toc121_3742632556" text:style-name="Index_20_Link" text:visited-style-name="Index_20_Link">X. Recommendation de lecture<text:tab/>4</text:a></text:p>
        </text:index-body>
      </text:table-of-content>
      <text:p text:style-name="P5"/>
      <text:h text:style-name="P17" text:outline-level="1"><text:bookmark-start text:name="__RefHeading___Toc119_3742632556"/><text:span text:style-name="T6">0. </text:span>Programme de l’année :<text:bookmark-end text:name="__RefHeading___Toc119_3742632556"/></text:h>
      <text:p text:style-name="P23">26/09 Thème 1 : QCM</text:p>
      <text:p text:style-name="P13">03/10 Thème 2</text:p>
      <text:p text:style-name="P13">10/10 Thème 3 : QCM</text:p>
      <text:p text:style-name="P13">17/10 Rendez vous personnalisés pour le choix des sujets de nos mini-recherches</text:p>
      <text:p text:style-name="P13">31/10 Méthodes de collecte et de gestion de l’information</text:p>
      <text:p text:style-name="P13">07/11 Thème 4</text:p>
      <text:p text:style-name="P13">14/11 Theme 5 : QCM</text:p>
      <text:p text:style-name="P14">21/11 Thème 6</text:p>
      <text:p text:style-name="P14">28/11 Thème 7 : QCM</text:p>
      <text:p text:style-name="P14">05/12 Thème 8</text:p>
      <text:p text:style-name="P14">12/12 Thème 9 : QCM</text:p>
      <text:p text:style-name="P14">19/12 Thème 10</text:p>
      <text:p text:style-name="P14">09/01 Présentations publiquesdes résultats de nos mini-recherches</text:p>
      <text:p text:style-name="P14">16/01 Présentations publiques des résultats de nos mini-recherches</text:p>
      <text:p text:style-name="P14">23/01 Retours personnalisés sur nos présentations</text:p>
      <text:h text:style-name="P18" text:outline-level="1"/>
      <text:h text:style-name="P19" text:outline-level="1"><text:bookmark-start text:name="__RefHeading___Toc497_1945161844"/>1. Culture <text:span text:style-name="T1">numérique</text:span><text:bookmark-end text:name="__RefHeading___Toc497_1945161844"/></text:h>
      <text:p text:style-name="P10"><text:span text:style-name="T5">Les différents i</text:span>mpact<text:span text:style-name="T5">s du numérique</text:span> sur <text:span text:style-name="T5">la société </text:span>:</text:p>
      <text:p text:style-name="P7"><text:span text:style-name="T2">Santé, Travail </text:span><text:span text:style-name="T3">(automatisation, etc...)</text:span><text:span text:style-name="T2">, Modération, Ouvriers des plateforms, Données personnelles, Sociabilités, Addiction, Environnement, Dépendance.</text:span></text:p>
      <text:p text:style-name="P7"/>
      <text:p text:style-name="P9">Techno-determinisme : </text:p>
      <text:p text:style-name="P8">1. Techno-utopisme : <text:tab/><text:tab/>Tout progrès technique est bon pour la société. Exagère l’impact <text:tab/><text:tab/><text:tab/><text:tab/><text:tab/>positif de la technologie sur la société.</text:p>
      <text:p text:style-name="P8">2. <text:span text:style-name="T4">Techno-pessimisme : <text:tab/>Tout progrès technique est mauvais pour la société. Exagère l’impact <text:tab/><text:tab/><text:tab/><text:tab/>négatif de la technologie sur la société.</text:span></text:p>
      <text:p text:style-name="P26"/>
      <text:h text:style-name="P20" text:outline-level="1"><text:bookmark-start text:name="__RefHeading___Toc499_1945161844"/>2. Atelier méthodologique<text:bookmark-end text:name="__RefHeading___Toc499_1945161844"/></text:h>
      <text:p text:style-name="P11">Compétences sur lesquels on travaille :</text:p>
      <text:p text:style-name="P12">1. Capacité d’analyse</text:p>
      <text:p text:style-name="P12">2. Capacité de synthèse</text:p>
      <text:p text:style-name="P12">3. Capacité de structuration</text:p>
      <text:p text:style-name="P12"/>
      <text:h text:style-name="P22" text:outline-level="1"/>
      <text:h text:style-name="P21" text:outline-level="1"><text:bookmark-start text:name="__RefHeading___Toc121_3742632556"/>X. Recommendation de lecture<text:bookmark-end text:name="__RefHeading___Toc121_3742632556"/></text:h>
      <text:list xml:id="list913352713" text:style-name="L1">
        <text:list-item>
          <text:p text:style-name="P24">Cutlure numérique. <text:span text:style-name="T9">Dominique Cardon</text:span></text:p>
        </text:list-item>
        <text:list-item>
          <text:p text:style-name="P24">Sciences, techniques et société. <text:span text:style-name="T8">Christophe Bonneuil, Pierre-Benoit Joly</text:span></text:p>
        </text:list-item>
        <text:list-item>
          <text:p text:style-name="P27"><text:span text:style-name="T13">Aux sources de l’utopie numérique. </text:span><text:span text:style-name="T8">Fred </text:span><text:span text:style-name="T10">T</text:span><text:span text:style-name="T8">urner</text:span></text:p>
        </text:list-item>
        <text:list-item>
          <text:p text:style-name="P28"><text:span text:style-name="T13">Whole Earth. </text:span></text:p>
        </text:list-item>
        <text:list-item>
          <text:p text:style-name="P28"><text:span text:style-name="T13">Visages de la silicon valley. </text:span><text:span text:style-name="T8">Mary Beth Meehan, Fred Turner</text:span></text:p>
        </text:list-item>
        <text:list-item>
          <text:p text:style-name="P29"><text:span text:style-name="T8">A chercher su</text:span><text:span text:style-name="T12">y</text:span><text:span text:style-name="T8">r cyberlearn</text:span></text:p>
        </text:list-item>
        <text:list-item>
          <text:p text:style-name="P30">L’utopie déchue. <text:span text:style-name="T8">Félix Tréguer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fr" fo:country="FR" officeooo:rsid="001f15c1" officeooo:paragraph-rsid="001f15c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rian Dervishaj<text:tab/><text:tab/>19/09/23</text:p>
      </style:header>
      <style:header-first>
        <text:p text:style-name="MP1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2:59:10.302599618</meta:creation-date>
    <meta:generator>LibreOffice/7.3.7.2$Linux_X86_64 LibreOffice_project/30$Build-2</meta:generator>
    <dc:date>2023-09-26T15:02:53.666232969</dc:date>
    <meta:editing-duration>PT1H2M40S</meta:editing-duration>
    <meta:editing-cycles>22</meta:editing-cycles>
    <meta:document-statistic meta:table-count="0" meta:image-count="0" meta:object-count="0" meta:page-count="5" meta:paragraph-count="44" meta:word-count="260" meta:character-count="1698" meta:non-whitespace-character-count="1474"/>
  </office:meta>
</office:document-meta>
</file>